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BaseWrapper.decod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Wrapper.encodeBegi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Wrapper.encodeEnd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Wrapper.getConvertedValue( FacesContext context , UIComponent component , Object submit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Wrapper.RendererBaseWrapp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Wrapper.encodeChildre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Wrapp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Wrapper.convertClientId( FacesContext context ,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BaseWrapper.prepareRend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